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Title-book" style:master-page-name="Index">
      <style:paragraph-properties style:page-number="auto"/>
    </style:style>
    <style:style style:name="P7" style:family="paragraph" style:parent-style-name="smallfont" style:master-page-name="Standard">
      <style:paragraph-properties style:page-number="1"/>
    </style:style>
    <style:style style:name="P8" style:family="paragraph" style:parent-style-name="smallfont">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7"><text:bookmark text:name="_end_of_template_"/></text:p>
      <text:p text:style-name="smallfo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OOo in Book only - multiple files</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OOo in Book only - multiple files</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OOo in Book only - multiple files</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OOo in Book only - multiple files</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Module_20_01" style:display-name="Module 01"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OOo in Book only - multiple files</dc:title>
    <meta:initial-creator>Daniel de Byl</meta:initial-creator>
    <meta:creation-date>2006-08-28T09:11:57</meta:creation-date>
    <dc:creator>Bron Dye</dc:creator>
    <dc:date>2008-09-01T14:55:54</dc:date>
    <meta:printed-by>Pamela Glossop</meta:printed-by>
    <meta:print-date>2006-09-22T09:28:16</meta:print-date>
    <meta:editing-cycles>54</meta:editing-cycles>
    <meta:editing-duration>PT8H15M32S</meta:editing-duration>
    <meta:template xlink:type="simple" xlink:actuate="onRequest" xlink:href="/home/ward/work/ice/test/Daniel/test-content/packages/MathType/odt/ice-template.ott" xlink:title="ice-template" meta:date="2006-10-26T10:16:24"/>
    <meta:user-defined meta:name="Info 1"/>
    <meta:user-defined meta:name="Info 2"/>
    <meta:user-defined meta:name="Info 3"/>
    <meta:user-defined meta:name="Info 4"/>
    <meta:document-statistic meta:table-count="52" meta:image-count="0" meta:object-count="0" meta:page-count="4" meta:paragraph-count="62" meta:word-count="3" meta:character-count="15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